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028" officeooo:paragraph-rsid="00154028"/>
    </style:style>
    <style:style style:name="P2" style:family="paragraph" style:parent-style-name="Standard">
      <style:paragraph-properties fo:text-align="justify" style:justify-single-word="false"/>
      <style:text-properties officeooo:rsid="00154028" officeooo:paragraph-rsid="00154028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4028" officeooo:paragraph-rsid="001540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4028" officeooo:paragraph-rsid="001540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4028" officeooo:paragraph-rsid="0015402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15ac" officeooo:paragraph-rsid="001615a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15ac" officeooo:paragraph-rsid="001615a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54028" officeooo:paragraph-rsid="00154028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8b089" officeooo:paragraph-rsid="0018b089" style:font-weight-asian="bold" style:font-weight-complex="bold"/>
    </style:style>
    <style:style style:name="T1" style:family="text">
      <style:text-properties officeooo:rsid="001615ac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de Phtread</text:p>
      <text:p text:style-name="P6"/>
      <text:p text:style-name="P7">Alumno: <text:span text:style-name="T2">Sebastian Wilde Alarcón Arenas</text:span></text:p>
      <text:p text:style-name="P5"/>
      <text:p text:style-name="P5">PhThread – Matriz Vector</text:p>
      <text:p text:style-name="P1"/>
      <text:p text:style-name="P4"/>
      <text:p text:style-name="P3"><draw:frame draw:style-name="fr1" draw:name="Objeto2" text:anchor-type="paragraph" svg:width="15.804cm" svg:height="2.7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Análisis:</text:p>
      <text:p text:style-name="P2">Estos son los datos obtenidos del experimento, curiosamente el tiempo aumenta <text:span text:style-name="T1">para 8*8000000</text:span>, esto puede darse <text:span text:style-name="T1">debido a que </text:span>el sistema operativo puede realizar otros procesos lo que termina no siendo seguro, <text:span text:style-name="T1">pero con los otros dos datos se puede notar que se reduce el tiempo.</text:span></text:p>
      <text:p text:style-name="P2"/>
      <text:p text:style-name="P9">Ejercicio 4.4</text:p>
      <text:p text:style-name="P9"/>
      <text:p text:style-name="P9"><draw:frame draw:style-name="fr1" draw:name="Objeto1" text:anchor-type="paragraph" svg:width="6.773cm" svg:height="1.80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3:07:00.379577259</meta:creation-date>
    <dc:date>2016-09-21T10:59:13.203839578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2" meta:page-count="1" meta:paragraph-count="6" meta:word-count="60" meta:character-count="381" meta:non-whitespace-character-count="3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Creación</text:p>
          </table:table-cell>
          <table:table-cell table:style-name="ce2" office:value-type="string" calcext:value-type="string">
            <text:p>Destrucció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7" calcext:value-type="float">
            <text:p>0.057</text:p>
          </table:table-cell>
          <table:table-cell table:style-name="ce2" office:value-type="float" office:value="0.047" calcext:value-type="float">
            <text:p>0.0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56" calcext:value-type="float">
            <text:p>0.05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056" calcext:value-type="float">
            <text:p>0.05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0:59:03.3941424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1" table:number-rows-spanned="3">
            <text:p>Thread</text:p>
          </table:table-cell>
          <table:table-cell table:style-name="ce1" office:value-type="string" calcext:value-type="string" table:number-columns-spanned="6" table:number-rows-spanned="1">
            <text:p>Dimensión de la matriz</text:p>
          </table:table-cell>
          <table:covered-table-cell table:number-columns-repeated="5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8000000*8</text:p>
          </table:table-cell>
          <table:covered-table-cell/>
          <table:table-cell table:style-name="ce1" office:value-type="string" calcext:value-type="string" table:number-columns-spanned="2" table:number-rows-spanned="1">
            <text:p>8000*8000</text:p>
          </table:table-cell>
          <table:covered-table-cell/>
          <table:table-cell office:value-type="string" calcext:value-type="string" table:number-columns-spanned="2" table:number-rows-spanned="1">
            <text:p>8*8000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8" calcext:value-type="float">
            <text:p>0.248</text:p>
          </table:table-cell>
          <table:table-cell table:formula="of:=[.B$4]/([.A4]*[.B4])"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table:formula="of:=[.D$4]/([.C4]*[.D4])"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table:formula="of:=[.F$4]/([.E4]*[.F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 table:formula="of:=[.B$4]/([.A5]*[.B5])" office:value-type="float" office:value="0.527659574468085" calcext:value-type="float">
            <text:p>0.5276595745</text:p>
          </table:table-cell>
          <table:table-cell office:value-type="float" office:value="0.21" calcext:value-type="float">
            <text:p>0.21</text:p>
          </table:table-cell>
          <table:table-cell table:formula="of:=[.D$4]/([.A5]*[.D5])" office:value-type="float" office:value="0.490476190476191" calcext:value-type="float">
            <text:p>0.4904761905</text:p>
          </table:table-cell>
          <table:table-cell office:value-type="float" office:value="0.236" calcext:value-type="float">
            <text:p>0.236</text:p>
          </table:table-cell>
          <table:table-cell table:formula="of:=[.F$4]/([.A5]*[.F5])" office:value-type="float" office:value="0.442796610169491" calcext:value-type="float">
            <text:p>0.4427966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" calcext:value-type="float">
            <text:p>0.131</text:p>
          </table:table-cell>
          <table:table-cell table:formula="of:=[.B$4]/([.A6]*[.B6])" office:value-type="float" office:value="0.473282442748092" calcext:value-type="float">
            <text:p>0.4732824427</text:p>
          </table:table-cell>
          <table:table-cell office:value-type="float" office:value="0.117" calcext:value-type="float">
            <text:p>0.117</text:p>
          </table:table-cell>
          <table:table-cell table:formula="of:=[.D$4]/([.A6]*[.D6])" office:value-type="float" office:value="0.44017094017094" calcext:value-type="float">
            <text:p>0.4401709402</text:p>
          </table:table-cell>
          <table:table-cell office:value-type="float" office:value="0.246" calcext:value-type="float">
            <text:p>0.246</text:p>
          </table:table-cell>
          <table:table-cell table:formula="of:=[.F$4]/([.A6]*[.F6])" office:value-type="float" office:value="0.21239837398374" calcext:value-type="float">
            <text:p>0.2123983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23:26:36.535446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